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margin-top="0in" fo:margin-bottom="0in" loext:contextual-spacing="false"/>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a xlink:type="simple" xlink:href="javascript:void(0)" text:style-name="Internet_20_link" text:visited-style-name="Visited_20_Internet_20_Link">3-1 Discussion: Elements of Scope Statements</text:a> </text:h>
      <text:p text:style-name="P3">Michael Surdek posted Aug 12, 2021 10:07 PM</text:p>
      <text:section text:style-name="Sect1" text:name="d2l_1_260_226">
        <text:p text:style-name="P3"><text:bookmark text:name="d2l_1_259_931"/></text:p>
      </text:section>
      <text:section text:style-name="Sect1" text:name="d2l_1_261_637">
        <text:p text:style-name="Text_20_body">Once a project has been initiated and the planning phase begins, it is important to develop a scope statement that details the project's deliverables, objectives, and necessary work. The established charter framed the project's scope, and it is a helpful resource, but the actual scope statement is what determines the boundaries and definitions of the project's activities. Elements of the scope statement should include the project's requirements, acceptance criteria, deliverables, exclusions, constraints, and assumptions. An effective scope statement helps the project manager plan activities, allocate resources, track progress, and manage changes that might result in scope creep or expansion.</text:p>
        <text:p text:style-name="Text_20_body">There are two critical factors that project managers must keep in mind when defining scope statements:</text:p>
        <text:p text:style-name="Text_20_body">1) remember to include both what the project is AND what the project is not</text:p>
        <text:p text:style-name="Text_20_body">2) be aware of which elements refer to project scope and product scope</text:p>
        <text:p text:style-name="Text_20_body">According to this week's MindEdge lesson, "product scope defines the features and functions that characterize a product, service, or result. In contrast, project scope identifies the work that needs to be accomplished to deliver a product, service, or result with the specified features and functions." This is important because change is inevitable and proper change control requires an understanding of the exclusions, boundaries, assumptions, and constraints of both the intended product and the project as a whole. Changes may be accepted if they are outside the scope of the project but result in a positive outcome on the product, or vice-versa.</text:p>
        <text:p text:style-name="P1">References:</text:p>
        <text:p text:style-name="Text_20_body">"Module Three: Project Scope, Planning, and Time Management." 2021. MindEdge Inc. Retrieved from <text:a xlink:type="simple" xlink:href="https://snhu.mindedgeonline.com/content.php?cid=87451" text:style-name="Internet_20_link" text:visited-style-name="Visited_20_Internet_20_Link">https://snhu.mindedgeonline.com/content.php?cid=87451</text:a></text:p>
      </text:section>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6T17:49:59.835255099</meta:creation-date>
    <dc:date>2021-08-16T17:52:40.271178950</dc:date>
    <meta:editing-duration>PT2M39S</meta:editing-duration>
    <meta:editing-cycles>3</meta:editing-cycles>
    <meta:generator>LibreOffice/6.4.7.2$Linux_X86_64 LibreOffice_project/40$Build-2</meta:generator>
    <meta:document-statistic meta:table-count="0" meta:image-count="0" meta:object-count="0" meta:page-count="1" meta:paragraph-count="9" meta:word-count="273" meta:character-count="1847" meta:non-whitespace-character-count="1582"/>
  </office:meta>
</office:document-meta>
</file>